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1000003FC000003576EB44A98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20.214cm" fo:margin-left="-1.577cm" fo:margin-right="-1.637cm" table:align="margins"/>
    </style:style>
    <style:style style:name="表格1.A" style:family="table-column">
      <style:table-column-properties style:column-width="4.101cm" style:rel-column-width="13295*"/>
    </style:style>
    <style:style style:name="表格1.B" style:family="table-column">
      <style:table-column-properties style:column-width="16.113cm" style:rel-column-width="52240*"/>
    </style:style>
    <style:style style:name="表格1.A1" style:family="table-cell">
      <style:table-cell-properties style:vertical-align="middle" fo:padding="0.097cm" fo:border="0.002cm solid #ffffff"/>
    </style:style>
    <style:style style:name="表格1.B1" style:family="table-cell">
      <style:table-cell-properties style:vertical-align="middle" fo:padding="0.097cm" fo:border-left="none" fo:border-right="0.002cm solid #ffffff" fo:border-top="0.002cm solid #ffffff" fo:border-bottom="0.002cm solid #ffffff"/>
    </style:style>
    <style:style style:name="表格2" style:family="table">
      <style:table-properties style:width="16.875cm" fo:margin-left="0.078cm" fo:margin-right="0.048cm" table:align="margins"/>
    </style:style>
    <style:style style:name="表格2.A" style:family="table-column">
      <style:table-column-properties style:column-width="0.713cm" style:rel-column-width="2767*"/>
    </style:style>
    <style:style style:name="表格2.B" style:family="table-column">
      <style:table-column-properties style:column-width="1.713cm" style:rel-column-width="6651*"/>
    </style:style>
    <style:style style:name="表格2.C" style:family="table-column">
      <style:table-column-properties style:column-width="0.423cm" style:rel-column-width="1644*"/>
    </style:style>
    <style:style style:name="表格2.D" style:family="table-column">
      <style:table-column-properties style:column-width="1.346cm" style:rel-column-width="5226*"/>
    </style:style>
    <style:style style:name="表格2.E" style:family="table-column">
      <style:table-column-properties style:column-width="0.404cm" style:rel-column-width="1568*"/>
    </style:style>
    <style:style style:name="表格2.F" style:family="table-column">
      <style:table-column-properties style:column-width="2.175cm" style:rel-column-width="8446*"/>
    </style:style>
    <style:style style:name="表格2.G" style:family="table-column">
      <style:table-column-properties style:column-width="1.423cm" style:rel-column-width="5528*"/>
    </style:style>
    <style:style style:name="表格2.H" style:family="table-column">
      <style:table-column-properties style:column-width="0.231cm" style:rel-column-width="897*"/>
    </style:style>
    <style:style style:name="表格2.I" style:family="table-column">
      <style:table-column-properties style:column-width="1.058cm" style:rel-column-width="4110*"/>
    </style:style>
    <style:style style:name="表格2.J" style:family="table-column">
      <style:table-column-properties style:column-width="0.885cm" style:rel-column-width="3438*"/>
    </style:style>
    <style:style style:name="表格2.K" style:family="table-column">
      <style:table-column-properties style:column-width="1.462cm" style:rel-column-width="5678*"/>
    </style:style>
    <style:style style:name="表格2.L" style:family="table-column">
      <style:table-column-properties style:column-width="0.097cm" style:rel-column-width="376*"/>
    </style:style>
    <style:style style:name="表格2.M" style:family="table-column">
      <style:table-column-properties style:column-width="0.75cm" style:rel-column-width="2911*"/>
    </style:style>
    <style:style style:name="表格2.N" style:family="table-column">
      <style:table-column-properties style:column-width="0.751cm" style:rel-column-width="2918*"/>
    </style:style>
    <style:style style:name="表格2.O" style:family="table-column">
      <style:table-column-properties style:column-width="0.095cm" style:rel-column-width="369*"/>
    </style:style>
    <style:style style:name="表格2.P" style:family="table-column">
      <style:table-column-properties style:column-width="1.328cm" style:rel-column-width="5158*"/>
    </style:style>
    <style:style style:name="表格2.Q" style:family="table-column">
      <style:table-column-properties style:column-width="0.27cm" style:rel-column-width="1048*"/>
    </style:style>
    <style:style style:name="表格2.R" style:family="table-column">
      <style:table-column-properties style:column-width="1.752cm" style:rel-column-width="6802*"/>
    </style:style>
    <style:style style:name="表格2.1" style:family="table-row">
      <style:table-row-properties style:min-row-height="0.499cm"/>
    </style:style>
    <style:style style:name="表格2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2.N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2.2" style:family="table-row">
      <style:table-row-properties style:min-row-height="0.776cm"/>
    </style:style>
    <style:style style:name="表格2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2.N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2.A3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B3" style:family="table-cell">
      <style:table-cell-properties style:vertical-align="middle"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表格2.D3" style:family="table-cell">
      <style:table-cell-properties style:vertical-align="middle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K3" style:family="table-cell">
      <style:table-cell-properties style:vertical-align="bottom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表格2.R3" style:family="table-cell">
      <style:table-cell-properties style:vertical-align="middle"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表格2.B4" style:family="table-cell">
      <style:table-cell-properties style:vertical-align="middle"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表格2.D4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格2.R4" style:family="table-cell">
      <style:table-cell-properties style:vertical-align="middle"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表格2.B10" style:family="table-cell">
      <style:table-cell-properties style:vertical-align="middle" fo:background-color="transparent" fo:padding="0.097cm" fo:border-left="0.002cm solid #000000" fo:border-right="none" fo:border-top="0.002cm solid #ffffff" fo:border-bottom="0.002cm solid #ffffff">
        <style:background-image/>
      </style:table-cell-properties>
    </style:style>
    <style:style style:name="表格2.D10" style:family="table-cell">
      <style:table-cell-properties style:vertical-align="middle" fo:background-color="transparent" fo:padding="0.097cm" fo:border-left="none" fo:border-right="none" fo:border-top="0.002cm solid #ffffff" fo:border-bottom="0.002cm solid #ffffff">
        <style:background-image/>
      </style:table-cell-properties>
    </style:style>
    <style:style style:name="表格2.P10" style:family="table-cell">
      <style:table-cell-properties style:vertical-align="middle" fo:background-color="transparent" fo:padding="0.097cm" fo:border-left="none" fo:border-right="0.002cm solid #000000" fo:border-top="0.002cm solid #ffffff" fo:border-bottom="0.002cm solid #ffffff">
        <style:background-image/>
      </style:table-cell-properties>
    </style:style>
    <style:style style:name="表格2.D11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表格2.B12" style:family="table-cell">
      <style:table-cell-properties style:vertical-align="middle" fo:padding="0.097cm" fo:border-left="0.002cm solid #000000" fo:border-right="none" fo:border-top="0.002cm solid #000000" fo:border-bottom="none"/>
    </style:style>
    <style:style style:name="表格2.F12" style:family="table-cell">
      <style:table-cell-properties style:vertical-align="middle" fo:padding="0.097cm" fo:border-left="none" fo:border-right="none" fo:border-top="0.002cm solid #000000" fo:border-bottom="none"/>
    </style:style>
    <style:style style:name="表格2.Q12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表格2.F13" style:family="table-cell">
      <style:table-cell-properties style:vertical-align="middle" fo:padding="0.097cm" fo:border-left="none" fo:border-right="none" fo:border-top="none" fo:border-bottom="0.002cm solid #000000"/>
    </style:style>
    <style:style style:name="表格2.Q13" style:family="table-cell">
      <style:table-cell-properties style:vertical-align="middle" fo:padding="0.097cm" fo:border-left="none" fo:border-right="0.002cm solid #000000" fo:border-top="none" fo:border-bottom="0.002cm solid #000000"/>
    </style:style>
    <style:style style:name="表格2.B15" style:family="table-cell">
      <style:table-cell-properties style:vertical-align="middle" fo:padding="0.097cm" fo:border-left="0.002cm solid #000000" fo:border-right="none" fo:border-top="none" fo:border-bottom="none"/>
    </style:style>
    <style:style style:name="表格2.G15" style:family="table-cell">
      <style:table-cell-properties style:vertical-align="middle" fo:padding="0.097cm" fo:border="none"/>
    </style:style>
    <style:style style:name="表格2.L15" style:family="table-cell">
      <style:table-cell-properties style:vertical-align="middle" fo:padding="0.097cm" fo:border-left="none" fo:border-right="0.002cm solid #000000" fo:border-top="none" fo:border-bottom="none"/>
    </style:style>
    <style:style style:name="表格2.B16" style:family="table-cell">
      <style:table-cell-properties style:vertical-align="middle" fo:padding="0.097cm" fo:border-left="0.002cm solid #000000" fo:border-right="none" fo:border-top="0.002cm solid #ffffff" fo:border-bottom="none"/>
    </style:style>
    <style:style style:name="表格2.G16" style:family="table-cell">
      <style:table-cell-properties style:vertical-align="middle" fo:padding="0.097cm" fo:border-left="none" fo:border-right="0.002cm solid #000000" fo:border-top="0.002cm solid #ffffff" fo:border-bottom="none"/>
    </style:style>
    <style:style style:name="表格2.B19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表格2.B20" style:family="table-cell">
      <style:table-cell-properties style:vertical-align="middle" fo:padding="0.097cm" fo:border-left="0.002cm solid #000000" fo:border-right="0.002cm solid #000000" fo:border-top="0.002cm solid #000000" fo:border-bottom="none"/>
    </style:style>
    <style:style style:name="表格3" style:family="table">
      <style:table-properties style:width="16.875cm" fo:margin-left="0.078cm" fo:margin-right="0.048cm" table:align="margins"/>
    </style:style>
    <style:style style:name="表格3.A" style:family="table-column">
      <style:table-column-properties style:column-width="16.875cm" style:rel-column-width="65535*"/>
    </style:style>
    <style:style style:name="表格3.A1" style:family="table-cell">
      <style:table-cell-properties fo:padding="0.097cm" fo:border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style:font-size-asian="10.5pt"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4" style:family="paragraph" style:parent-style-name="Table_20_Contents">
      <style:text-properties fo:font-size="10.5pt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6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7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8" style:family="paragraph" style:parent-style-name="Table_20_Contents">
      <style:paragraph-properties fo:text-align="start" style:justify-single-word="false"/>
      <style:text-properties fo:font-size="10.5pt" style:font-size-asian="10.5pt" style:language-asian="zh" style:country-asian="CN" style:font-size-complex="10.5pt"/>
    </style:style>
    <style:style style:name="P9" style:family="paragraph" style:parent-style-name="Table_20_Contents">
      <style:text-properties fo:font-size="10.5pt" fo:font-weight="bold" style:font-size-asian="10.5pt" style:font-weight-asian="bold" style:font-size-complex="10.5pt" style:font-weight-complex="bold"/>
    </style:style>
    <style:style style:name="P1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12" style:family="paragraph" style:parent-style-name="Standard">
      <style:text-properties fo:font-size="10.5pt" style:font-size-asian="10.5pt" style:language-asian="zh" style:country-asian="CN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size-asian="12pt" style:language-asian="zh" style:country-asian="CN" style:font-size-complex="12pt"/>
    </style:style>
    <style:style style:name="T4" style:family="text">
      <style:text-properties style:language-asian="zh" style:country-asian="CN"/>
    </style:style>
    <style:style style:name="T5" style:family="text">
      <style:text-properties style:font-name="宋体" style:font-name-asian="宋体" style:font-name-complex="宋体"/>
    </style:style>
    <style:style style:name="T6" style:family="text">
      <style:text-properties style:font-name="Times New Roman" style:font-name-asian="宋体1" style:font-name-complex="Lucida Sans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[[repeatIn(objects,'o')]]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4"><draw:frame draw:style-name="fr1" draw:name="图形1" text:anchor-type="paragraph" svg:x="2.519cm" svg:y="0.104cm" svg:width="2.171cm" svg:height="1.616cm" draw:z-index="0"><draw:image xlink:href="Pictures/20000001000003FC000003576EB44A98.svm" xlink:type="simple" xlink:show="embed" xlink:actuate="onLoad"/></draw:frame> <text:s text:c="23"/><text:span text:style-name="T1"><text:s text:c="76"/></text:span></text:p>
          </table:table-cell>
          <table:table-cell table:style-name="表格1.B1" office:value-type="string">
            <text:p text:style-name="P9"><text:s text:c="6"/><text:bookmark-start text:name="__DdeLink__9089_2027726984"/><text:s text:c="7"/><text:span text:style-name="T2"><text:s text:c="3"/>深圳市牧泰莱电路技术有限公司</text:span></text:p>
            <text:p text:style-name="P10"/>
            <text:p text:style-name="P10"><text:s text:c="7"/><text:span text:style-name="T7">SHENZHEN MULTILAYER PCB TECHNOLOGY CO .,LTD <text:s/></text:span><text:s text:c="37"/></text:p>
            <text:p text:style-name="P11"><text:bookmark-end text:name="__DdeLink__9089_2027726984"/><text:s text:c="21"/></text:p>
            <text:p text:style-name="P9"><text:span text:style-name="T3"><text:s text:c="22"/>用 <text:s text:c="2"/>户 <text:s/>单 <text:s text:c="12"/></text:span><text:span text:style-name="T4"><text:s text:c="9"/>序号：__________</text:span>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/>
        <table:table-column table:style-name="表格2.Q"/>
        <table:table-column table:style-name="表格2.R"/>
        <table:table-row table:style-name="表格2.1">
          <table:table-cell table:style-name="表格2.A1" table:number-columns-spanned="4" office:value-type="string">
            <text:p text:style-name="P8">用户名称：[[o.pcb_info_id.name]] <text:s/></text:p>
          </table:table-cell>
          <table:covered-table-cell/>
          <table:covered-table-cell/>
          <table:covered-table-cell/>
          <table:table-cell table:style-name="表格2.A1" table:number-columns-spanned="4" office:value-type="string">
            <text:p text:style-name="P8">合同号：[[o.pcb_info_id.contract_id]] <text:s text:c="2"/></text:p>
          </table:table-cell>
          <table:covered-table-cell/>
          <table:covered-table-cell/>
          <table:covered-table-cell/>
          <table:table-cell table:style-name="表格2.A1" table:number-columns-spanned="5" office:value-type="string">
            <text:p text:style-name="P8">联络人：[[o.pcb_info_id.partner_id.address.name[0] ]] </text:p>
          </table:table-cell>
          <table:covered-table-cell/>
          <table:covered-table-cell/>
          <table:covered-table-cell/>
          <table:covered-table-cell/>
          <table:table-cell table:style-name="表格2.N1" table:number-columns-spanned="5" office:value-type="string">
            <text:p text:style-name="P8">电话：[[o.pcb_info_id.partner_id.address.phone[0] ]]</text:p>
          </table:table-cell>
          <table:covered-table-cell/>
          <table:covered-table-cell/>
          <table:covered-table-cell/>
          <table:covered-table-cell/>
        </table:table-row>
        <table:table-row table:style-name="表格2.2">
          <table:table-cell table:style-name="表格2.A2" table:number-columns-spanned="4" office:value-type="string">
            <text:p text:style-name="P8">档 案 号：[[o.pcb_info_id.product_id.default_code]]</text:p>
          </table:table-cell>
          <table:covered-table-cell/>
          <table:covered-table-cell/>
          <table:covered-table-cell/>
          <table:table-cell table:style-name="表格2.A2" table:number-columns-spanned="4" office:value-type="string">
            <text:p text:style-name="P8">零件号：[[o.pcb_info_id.custmer_goodscode]] <text:s text:c="2"/></text:p>
          </table:table-cell>
          <table:covered-table-cell/>
          <table:covered-table-cell/>
          <table:covered-table-cell/>
          <table:table-cell table:style-name="表格2.A2" table:number-columns-spanned="5" office:value-type="string">
            <text:p text:style-name="P8">业务员：[[o.pcb_info_id.partner_id.user_id.name]] <text:s/></text:p>
          </table:table-cell>
          <table:covered-table-cell/>
          <table:covered-table-cell/>
          <table:covered-table-cell/>
          <table:covered-table-cell/>
          <table:table-cell table:style-name="表格2.N2" table:number-columns-spanned="5" office:value-type="string">
            <text:p text:style-name="P8">邮箱：[[o.pcb_info_id.partner_id.email]]</text:p>
          </table:table-cell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9" office:value-type="string">
            <text:p text:style-name="P7">技</text:p>
            <text:p text:style-name="P7">术</text:p>
            <text:p text:style-name="P7">标</text:p>
            <text:p text:style-name="P7">准</text:p>
          </table:table-cell>
          <table:table-cell table:style-name="表格2.B3" table:number-columns-spanned="2" office:value-type="string">
            <text:p text:style-name="P5">1<text:span text:style-name="T4">.基板材料：</text:span></text:p>
          </table:table-cell>
          <table:covered-table-cell/>
          <table:table-cell table:style-name="表格2.D3" table:number-columns-spanned="2" office:value-type="string">
            <text:p text:style-name="P7">板材型号：</text:p>
          </table:table-cell>
          <table:covered-table-cell/>
          <table:table-cell table:style-name="表格2.D3" office:value-type="string">
            <text:p text:style-name="P8">[[o.pcb_info_id.board_material.name]]</text:p>
          </table:table-cell>
          <table:table-cell table:style-name="表格2.D3" office:value-type="string">
            <text:p text:style-name="P7">混压：</text:p>
          </table:table-cell>
          <table:table-cell table:style-name="表格2.D3" table:number-columns-spanned="3" office:value-type="string">
            <text:p text:style-name="P8">[[o.pcb_info_id.mix_press]]</text:p>
          </table:table-cell>
          <table:covered-table-cell/>
          <table:covered-table-cell/>
          <table:table-cell table:style-name="表格2.K3" office:value-type="string">
            <text:p text:style-name="P7"/>
            <text:p text:style-name="P7">抗阻：</text:p>
            <text:p text:style-name="P7"/>
          </table:table-cell>
          <table:table-cell table:style-name="表格2.D3" table:number-columns-spanned="3" office:value-type="string">
            <text:p text:style-name="P7">[[o.pcb_info_id.impedance_id]]</text:p>
          </table:table-cell>
          <table:covered-table-cell/>
          <table:covered-table-cell/>
          <table:table-cell table:style-name="表格2.D3" table:number-columns-spanned="3" office:value-type="string">
            <text:p text:style-name="P7">基板厚度：</text:p>
          </table:table-cell>
          <table:covered-table-cell/>
          <table:covered-table-cell/>
          <table:table-cell table:style-name="表格2.R3" office:value-type="string">
            <text:p text:style-name="P8">[[o.pcb_info_id.basic_board_thickness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2<text:span text:style-name="T4">. <text:s/>成品：</text:span></text:p>
          </table:table-cell>
          <table:covered-table-cell/>
          <table:table-cell table:style-name="表格2.D4" table:number-columns-spanned="2" office:value-type="string">
            <text:p text:style-name="P7">层数：</text:p>
          </table:table-cell>
          <table:covered-table-cell/>
          <table:table-cell table:style-name="表格2.D4" office:value-type="string">
            <text:p text:style-name="P8">[[o.pcb_info_id.layer_count]]</text:p>
          </table:table-cell>
          <table:table-cell table:style-name="表格2.D4" office:value-type="string">
            <text:p text:style-name="P7">厚度：</text:p>
          </table:table-cell>
          <table:table-cell table:style-name="表格2.D4" table:number-columns-spanned="3" office:value-type="string">
            <text:p text:style-name="P8">[[o.pcb_info_id.finish_board_thickness]]</text:p>
          </table:table-cell>
          <table:covered-table-cell/>
          <table:covered-table-cell/>
          <table:table-cell table:style-name="表格2.D4" office:value-type="string">
            <text:p text:style-name="P7">公差正：</text:p>
          </table:table-cell>
          <table:table-cell table:style-name="表格2.D4" table:number-columns-spanned="3" office:value-type="string">
            <text:p text:style-name="P8">[[o.pcb_info_id.finish_tol_upper]]</text:p>
          </table:table-cell>
          <table:covered-table-cell/>
          <table:covered-table-cell/>
          <table:table-cell table:style-name="表格2.D4" table:number-columns-spanned="3" office:value-type="string">
            <text:p text:style-name="P7">公差负：</text:p>
          </table:table-cell>
          <table:covered-table-cell/>
          <table:covered-table-cell/>
          <table:table-cell table:style-name="表格2.R4" office:value-type="string">
            <text:p text:style-name="P3">[[o.pcb_info_id.finish_tol_lower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3<text:span text:style-name="T4">.表面涂覆：</text:span></text:p>
          </table:table-cell>
          <table:covered-table-cell/>
          <table:table-cell table:style-name="表格2.D4" table:number-columns-spanned="2" office:value-type="string">
            <text:p text:style-name="P7">表面处理：</text:p>
          </table:table-cell>
          <table:covered-table-cell/>
          <table:table-cell table:style-name="表格2.D4" table:number-columns-spanned="2" office:value-type="string">
            <text:p text:style-name="P8">[[o.pcb_info_id.surface_treatment.label]]</text:p>
          </table:table-cell>
          <table:covered-table-cell/>
          <table:table-cell table:style-name="表格2.D4" table:number-columns-spanned="3" office:value-type="string">
            <text:p text:style-name="P7">金手指数：</text:p>
          </table:table-cell>
          <table:covered-table-cell/>
          <table:covered-table-cell/>
          <table:table-cell table:style-name="表格2.D4" table:number-columns-spanned="4" office:value-type="string">
            <text:p text:style-name="P8">[[o.pcb_info_id.gold_finger_id]]</text:p>
          </table:table-cell>
          <table:covered-table-cell/>
          <table:covered-table-cell/>
          <table:covered-table-cell/>
          <table:table-cell table:style-name="表格2.D4" table:number-columns-spanned="3" office:value-type="string">
            <text:p text:style-name="P7">涂层要求：</text:p>
          </table:table-cell>
          <table:covered-table-cell/>
          <table:covered-table-cell/>
          <table:table-cell table:style-name="表格2.R4" office:value-type="string">
            <text:p text:style-name="P8">[[o.pcb_info_id.surface_treatment_request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4<text:span text:style-name="T4">.特种工艺：</text:span></text:p>
          </table:table-cell>
          <table:covered-table-cell/>
          <table:table-cell table:style-name="表格2.R4" table:number-columns-spanned="15" office:value-type="string">
            <text:p text:style-name="P6">[[o.pcb_info_id.special_process.label]] <text:s/><text:span text:style-name="T4">说明：[[o.pcb_info_id.special_process_note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5<text:span text:style-name="T4">.阻焊类型：</text:span></text:p>
          </table:table-cell>
          <table:covered-table-cell/>
          <table:table-cell table:style-name="表格2.D4" table:number-columns-spanned="2" office:value-type="string">
            <text:p text:style-name="P7">阻焊颜色：</text:p>
          </table:table-cell>
          <table:covered-table-cell/>
          <table:table-cell table:style-name="表格2.D4" office:value-type="string">
            <text:p text:style-name="P6">[[o.pcb_info_id.solder_colour.label]]</text:p>
          </table:table-cell>
          <table:table-cell table:style-name="表格2.D4" office:value-type="string">
            <text:p text:style-name="P7">型号：</text:p>
          </table:table-cell>
          <table:table-cell table:style-name="表格2.D4" table:number-columns-spanned="3" office:value-type="string">
            <text:p text:style-name="P8">[[o.pcb_info_id.solder_colour.label]]</text:p>
          </table:table-cell>
          <table:covered-table-cell/>
          <table:covered-table-cell/>
          <table:table-cell table:style-name="表格2.D4" table:number-columns-spanned="2" office:value-type="string">
            <text:p text:style-name="P7">阻焊</text:p>
            <text:p text:style-name="P7"><text:s/>类型 ：</text:p>
          </table:table-cell>
          <table:covered-table-cell/>
          <table:table-cell table:style-name="表格2.D4" table:number-columns-spanned="3" office:value-type="string">
            <text:p text:style-name="P8">[[o.pcb_info_id.solder_type.label]]</text:p>
          </table:table-cell>
          <table:covered-table-cell/>
          <table:covered-table-cell/>
          <table:table-cell table:style-name="表格2.D4" table:number-columns-spanned="2" office:value-type="string">
            <text:p text:style-name="P7">过线孔阻焊：</text:p>
          </table:table-cell>
          <table:covered-table-cell/>
          <table:table-cell table:style-name="表格2.R4" office:value-type="string">
            <text:p text:style-name="P8">[[o.pcb_info_id.solder_via.label]]</text:p>
          </table:table-cell>
        </table:table-row>
        <table:table-row table:style-name="表格2.1">
          <table:covered-table-cell/>
          <table:table-cell table:style-name="表格2.B4" table:number-columns-spanned="2" office:value-type="string">
            <text:p text:style-name="P5">6<text:span text:style-name="T4">.字符类型：</text:span></text:p>
          </table:table-cell>
          <table:covered-table-cell/>
          <table:table-cell table:style-name="表格2.D4" table:number-columns-spanned="2" office:value-type="string">
            <text:p text:style-name="P7">字符颜色：</text:p>
          </table:table-cell>
          <table:covered-table-cell/>
          <table:table-cell table:style-name="表格2.D4" office:value-type="string">
            <text:p text:style-name="P8">[[o.pcb_info_id.silk_colour.label]]</text:p>
          </table:table-cell>
          <table:table-cell table:style-name="表格2.D4" office:value-type="string">
            <text:p text:style-name="P7">型号：</text:p>
          </table:table-cell>
          <table:table-cell table:style-name="表格2.D4" table:number-columns-spanned="3" office:value-type="string">
            <text:p text:style-name="P8">[[o.pcb_info_id.silk_variants.label]]</text:p>
          </table:table-cell>
          <table:covered-table-cell/>
          <table:covered-table-cell/>
          <table:table-cell table:style-name="表格2.D4" table:number-columns-spanned="5" office:value-type="string">
            <text:p text:style-name="P7">字符类型：</text:p>
          </table:table-cell>
          <table:covered-table-cell/>
          <table:covered-table-cell/>
          <table:covered-table-cell/>
          <table:covered-table-cell/>
          <table:table-cell table:style-name="表格2.R4" table:number-columns-spanned="3" office:value-type="string">
            <text:p text:style-name="P8">[[o.pcb_info_id.silk_type.label]]</text:p>
          </table:table-cell>
          <table:covered-table-cell/>
          <table:covered-table-cell/>
        </table:table-row>
        <table:table-row table:style-name="表格2.1">
          <table:covered-table-cell/>
          <table:table-cell table:style-name="表格2.B4" table:number-columns-spanned="5" office:value-type="string">
            <text:p text:style-name="P6"><text:s/>7<text:span text:style-name="T4">.外形加工：[[o.pcb_info_id.route_type.label]]</text:span></text:p>
          </table:table-cell>
          <table:covered-table-cell/>
          <table:covered-table-cell/>
          <table:covered-table-cell/>
          <table:covered-table-cell/>
          <table:table-cell table:style-name="表格2.D4" table:number-columns-spanned="4" office:value-type="string">
            <text:p text:style-name="P6">V<text:span text:style-name="T4">-CUT度数：[[o.pcb_info_id.vcut_angle.label]]</text:span></text:p>
          </table:table-cell>
          <table:covered-table-cell/>
          <table:covered-table-cell/>
          <table:covered-table-cell/>
          <table:table-cell table:style-name="表格2.R4" table:number-columns-spanned="8" office:value-type="string">
            <text:p text:style-name="P8">金手指斜边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0" table:number-columns-spanned="2" office:value-type="string">
            <text:p text:style-name="P8"><text:s/>8.通断测试：</text:p>
          </table:table-cell>
          <table:covered-table-cell/>
          <table:table-cell table:style-name="表格2.D10" table:number-columns-spanned="2" office:value-type="string">
            <text:p text:style-name="P6">[[o.pcb_info_id.test_type]]</text:p>
          </table:table-cell>
          <table:covered-table-cell/>
          <table:table-cell table:style-name="表格2.D10" office:value-type="string">
            <text:p text:style-name="P6">9.验收标准：</text:p>
          </table:table-cell>
          <table:table-cell table:style-name="表格2.D10" table:number-columns-spanned="4" office:value-type="string">
            <text:p text:style-name="P6">[[o.pcb_info_id.accept_standard.label]]</text:p>
          </table:table-cell>
          <table:covered-table-cell/>
          <table:covered-table-cell/>
          <table:covered-table-cell/>
          <table:table-cell table:style-name="表格2.D10" table:number-columns-spanned="5" office:value-type="string">
            <text:p text:style-name="P6">10.标记要求：</text:p>
          </table:table-cell>
          <table:covered-table-cell/>
          <table:covered-table-cell/>
          <table:covered-table-cell/>
          <table:covered-table-cell/>
          <table:table-cell table:style-name="表格2.P10" table:number-columns-spanned="3" office:value-type="string">
            <text:p text:style-name="P6">[[o.pcb_info_id.mark_request.label]]</text:p>
          </table:table-cell>
          <table:covered-table-cell/>
          <table:covered-table-cell/>
        </table:table-row>
        <table:table-row table:style-name="表格2.1">
          <table:covered-table-cell/>
          <table:table-cell table:style-name="表格2.A2" table:number-columns-spanned="2" office:value-type="string">
            <text:p text:style-name="P7">11.包装要求：</text:p>
          </table:table-cell>
          <table:covered-table-cell/>
          <table:table-cell table:style-name="表格2.D11" table:number-columns-spanned="3" office:value-type="string">
            <text:p text:style-name="P6">[[o.pcb_info_id.packing_request]]</text:p>
          </table:table-cell>
          <table:covered-table-cell/>
          <table:covered-table-cell/>
          <table:table-cell table:style-name="表格2.D4" table:number-columns-spanned="4" office:value-type="string">
            <text:p text:style-name="P5">12<text:span text:style-name="T4">.附货要求：</text:span></text:p>
          </table:table-cell>
          <table:covered-table-cell/>
          <table:covered-table-cell/>
          <table:covered-table-cell/>
          <table:table-cell table:style-name="表格2.R4" table:number-columns-spanned="8" office:value-type="string">
            <text:p text:style-name="P6">[[o.pcb_info_id.request_with_goods.label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2" office:value-type="string">
            <text:p text:style-name="P7">难</text:p>
            <text:p text:style-name="P7">度</text:p>
          </table:table-cell>
          <table:table-cell table:style-name="表格2.B12" table:number-columns-spanned="4" office:value-type="string">
            <text:p text:style-name="P7">.最小线宽：</text:p>
          </table:table-cell>
          <table:covered-table-cell/>
          <table:covered-table-cell/>
          <table:covered-table-cell/>
          <table:table-cell table:style-name="表格2.F12" office:value-type="string">
            <text:p text:style-name="P6">[[o.pcb_info_id.min_line_width]]</text:p>
          </table:table-cell>
          <table:table-cell table:style-name="表格2.F12" table:number-columns-spanned="3" office:value-type="string">
            <text:p text:style-name="P7">最小间距：</text:p>
          </table:table-cell>
          <table:covered-table-cell/>
          <table:covered-table-cell/>
          <table:table-cell table:style-name="表格2.F12" table:number-columns-spanned="2" office:value-type="string">
            <text:p text:style-name="P6">[[o.pcb_info_id.min_line_space]]</text:p>
          </table:table-cell>
          <table:covered-table-cell/>
          <table:table-cell table:style-name="表格2.F12" table:number-columns-spanned="5" office:value-type="string">
            <text:p text:style-name="P7">最小孔到线：</text:p>
          </table:table-cell>
          <table:covered-table-cell/>
          <table:covered-table-cell/>
          <table:covered-table-cell/>
          <table:covered-table-cell/>
          <table:table-cell table:style-name="表格2.Q12" table:number-columns-spanned="2" office:value-type="string">
            <text:p text:style-name="P6">[[o.pcb_info_id.min_hole2line]]</text:p>
          </table:table-cell>
          <table:covered-table-cell/>
        </table:table-row>
        <table:table-row table:style-name="表格2.1">
          <table:covered-table-cell/>
          <table:table-cell table:style-name="表格2.A3" table:number-columns-spanned="4" office:value-type="string">
            <text:p text:style-name="P7">最小孔径：</text:p>
          </table:table-cell>
          <table:covered-table-cell/>
          <table:covered-table-cell/>
          <table:covered-table-cell/>
          <table:table-cell table:style-name="表格2.F13" office:value-type="string">
            <text:p text:style-name="P6">[[o.pcb_info_id.min_finish_hole]]</text:p>
          </table:table-cell>
          <table:table-cell table:style-name="表格2.F13" table:number-columns-spanned="3" office:value-type="string">
            <text:p text:style-name="P7">开槽数：</text:p>
          </table:table-cell>
          <table:covered-table-cell/>
          <table:covered-table-cell/>
          <table:table-cell table:style-name="表格2.F13" table:number-columns-spanned="2" office:value-type="string">
            <text:p text:style-name="P7">[[o.pcb_info_id.pcs_slot_count]]</text:p>
          </table:table-cell>
          <table:covered-table-cell/>
          <table:table-cell table:style-name="表格2.F13" table:number-columns-spanned="5" office:value-type="string">
            <text:p text:style-name="P7">每cm2孔数：[[o.pcb_info_id.hoe_density]]</text:p>
          </table:table-cell>
          <table:covered-table-cell/>
          <table:covered-table-cell/>
          <table:covered-table-cell/>
          <table:covered-table-cell/>
          <table:table-cell table:style-name="表格2.Q13" table:number-columns-spanned="2" office:value-type="string">
            <text:p text:style-name="P5"/>
          </table:table-cell>
          <table:covered-table-cell/>
        </table:table-row>
        <table:table-row table:style-name="表格2.1">
          <table:table-cell table:style-name="表格2.A3" table:number-rows-spanned="5" office:value-type="string">
            <text:p text:style-name="P7">制</text:p>
            <text:p text:style-name="P7">作</text:p>
            <text:p text:style-name="P7"><text:soft-page-break/>规</text:p>
            <text:p text:style-name="P7">范</text:p>
          </table:table-cell>
          <table:table-cell table:style-name="表格2.B12" office:value-type="string">
            <text:p text:style-name="P5">1<text:span text:style-name="T4">. <text:s text:c="2"/>制作</text:span></text:p>
            <text:p text:style-name="P7"><text:s text:c="3"/>基准：</text:p>
          </table:table-cell>
          <table:table-cell table:style-name="表格2.F12" table:number-columns-spanned="3" office:value-type="string">
            <text:p text:style-name="P7">原文件名：</text:p>
          </table:table-cell>
          <table:covered-table-cell/>
          <table:covered-table-cell/>
          <table:table-cell table:style-name="表格2.F12" office:value-type="string">
            <text:p text:style-name="P6">[[o.pcb_info_id.source_file_name]]</text:p>
          </table:table-cell>
          <table:table-cell table:style-name="表格2.F12" table:number-columns-spanned="3" office:value-type="string">
            <text:p text:style-name="P7"><text:s/>软件及版本：</text:p>
          </table:table-cell>
          <table:covered-table-cell/>
          <table:covered-table-cell/>
          <table:table-cell table:style-name="表格2.F12" table:number-columns-spanned="2" office:value-type="string">
            <text:p text:style-name="P6">[[o.pcb_info_id.soft_info.label]]</text:p>
          </table:table-cell>
          <table:covered-table-cell/>
          <table:table-cell table:style-name="表格2.F12" table:number-columns-spanned="5" office:value-type="string">
            <text:p text:style-name="P7">菲林张数：</text:p>
          </table:table-cell>
          <table:covered-table-cell/>
          <table:covered-table-cell/>
          <table:covered-table-cell/>
          <table:covered-table-cell/>
          <table:table-cell table:style-name="表格2.Q12" table:number-columns-spanned="2" office:value-type="string">
            <text:p text:style-name="P6">[[o.pcb_info_id.plot_count]]</text:p>
          </table:table-cell>
          <table:covered-table-cell/>
        </table:table-row>
        <table:table-row table:style-name="表格2.1">
          <table:covered-table-cell/>
          <table:table-cell table:style-name="表格2.B15" table:number-columns-spanned="5" office:value-type="string">
            <text:p text:style-name="P6"><text:s/>2<text:span text:style-name="T4">.层次排列：</text:span></text:p>
          </table:table-cell>
          <table:covered-table-cell/>
          <table:covered-table-cell/>
          <table:covered-table-cell/>
          <table:covered-table-cell/>
          <table:table-cell table:style-name="表格2.G15" table:number-columns-spanned="5" office:value-type="string">
            <text:p text:style-name="P8">3.孔径：[[o.pcb_info_id.drill_density]]</text:p>
          </table:table-cell>
          <table:covered-table-cell/>
          <table:covered-table-cell/>
          <table:covered-table-cell/>
          <table:covered-table-cell/>
          <table:table-cell table:style-name="表格2.L15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6" table:number-columns-spanned="5" office:value-type="string">
            <text:p text:style-name="P2"><text:s/>4.<text:span text:style-name="T4">外形尺寸：[[o.pcb_info_id.outline_size_request.label]]</text:span></text:p>
          </table:table-cell>
          <table:covered-table-cell/>
          <table:covered-table-cell/>
          <table:covered-table-cell/>
          <table:covered-table-cell/>
          <table:table-cell table:style-name="表格2.G16" table:number-columns-spanned="12" office:value-type="string">
            <text:p text:style-name="P3">单件长：[[o.pcb_info_id.pcs_length]] <text:s/>X <text:s/>单件宽：[[o.pcb_info_id.pcs_width]] CM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6"><text:s/>5<text:span text:style-name="T4">.拼版方式：[[o.pcb_info_id.panel_request]]</text:span></text:p>
          </table:table-cell>
          <table:covered-table-cell/>
          <table:covered-table-cell/>
          <table:covered-table-cell/>
          <table:covered-table-cell/>
          <table:table-cell table:style-name="表格2.Q13" table:number-columns-spanned="12" office:value-type="string">
            <text:p text:style-name="P8">拼版长：[[o.pcb_info_id.unit_length]] <text:s/>X <text:s/>拼版宽：[[o.pcb_info_id.unit_width]] CM</text:p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A3" table:number-columns-spanned="5" office:value-type="string">
            <text:p text:style-name="P6"><text:s/>6.<text:span text:style-name="T4">交货方式：[[o.pcb_info_id.delivery_type]]</text:span></text:p>
          </table:table-cell>
          <table:covered-table-cell/>
          <table:covered-table-cell/>
          <table:covered-table-cell/>
          <table:covered-table-cell/>
          <table:table-cell table:style-name="表格2.F13" table:number-columns-spanned="4" office:value-type="string">
            <text:p text:style-name="P8">允许报废数量：[[o.pcb_info_id.allow_scrap_count]]</text:p>
          </table:table-cell>
          <table:covered-table-cell/>
          <table:covered-table-cell/>
          <table:covered-table-cell/>
          <table:table-cell table:style-name="表格2.Q13" table:number-columns-spanned="8" office:value-type="string">
            <text:p text:style-name="P8">允许报废百分比：[[o.pcb_info_id.allow_scrap_percent]] %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office:value-type="string">
            <text:p text:style-name="P7">特殊说明</text:p>
          </table:table-cell>
          <table:table-cell table:style-name="表格2.B19" table:number-columns-spanned="1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table-cell table:style-name="表格2.A3" table:number-rows-spanned="2" office:value-type="string">
            <text:p text:style-name="P7">审核</text:p>
          </table:table-cell>
          <table:table-cell table:style-name="表格2.B20" table:number-columns-spanned="17" office:value-type="string">
            <text:p text:style-name="P8">订单中心资料审核： <text:s text:c="5"/><text:bookmark-start text:name="__DdeLink__5375_554328645"/><text:s/><text:span text:style-name="T5">□</text:span><text:bookmark-end text:name="__DdeLink__5375_554328645"/><text:span text:style-name="T6">合格</text:span>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">
          <table:covered-table-cell/>
          <table:table-cell table:style-name="表格2.B19" table:number-columns-spanned="17" office:value-type="string">
            <text:p text:style-name="P8">工程部门资料审核： <text:s text:c="6"/><text:span text:style-name="T5">□</text:span>合格 <text:s text:c="5"/><text:span text:style-name="T5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4">2007/12/08 R<text:span text:style-name="T4">ev:C <text:s text:c="127"/>MTL-SR-006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宋体" svg:font-family="宋体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05-09T15:13:06.96</meta:creation-date>
    <dc:date>2012-09-27T17:56:12.88</dc:date>
    <meta:editing-duration>PT9H24M7S</meta:editing-duration>
    <meta:editing-cycles>131</meta:editing-cycles>
    <meta:generator>OpenOffice.org/3.3$Win32 OpenOffice.org_project/330m20$Build-9567</meta:generator>
    <dc:creator>wang sheng wang</dc:creator>
    <meta:document-statistic meta:table-count="3" meta:image-count="1" meta:object-count="0" meta:page-count="2" meta:paragraph-count="114" meta:word-count="266" meta:character-count="2842"/>
  </office:meta>
</office:document-meta>
</file>